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7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53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3 Kommentare 90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9</text:p>
          </table:table-cell>
          <table:table-cell table:number-columns-repeated="6"/>
        </table:table-row>
        <table:table-row table:style-name="ro1">
          <table:table-cell table:formula="of:=SUM([.A33:.A100000])" office:value-type="float" office:value="29" calcext:value-type="float">
            <text:p>29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olfgang Grumm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Eine Frechheit!!!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obile Uploads · 26.05.2020 ·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0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アン トン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 wie gut dass dies bei nem iPhone nicht passieren ka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3837857709617981&amp;set=a.113338075403315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5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Hop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アン トン bei iPhone genau das selb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Knosp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chip.de/news/Faktencheck-Wird-die-Corona-App-automatisch-auf-Smartphones-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alliert_182643007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tencheck: Wird die Corona-App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Schu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sollte zuerst alles les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B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urde "nur" eine API (Schnittstelle) installiert, damit zwischen den Android-Handys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hones die Corona-Infos ausgetauscht werden können. Dafür wird eine entsprechende App (z. B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es Kreuz-App) benötigt, die erst installiert werden mus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finde die Vorgangsweise höchst bedenklich, dass so eine Schnittstelle still und heimlich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ys aufgebracht werden kann. Das bedeutet für mich, dass die auf unsere Handys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ufspielen können, wie sie lustig sind, ohne dass es irgend jemand bemerkt. Beim Iphone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zwar gefragt, aber ich denke, beim nächsten Update wird das nicht mehr erwähnt und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 den Mist auch dr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アン トン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Beck nur ist beim iPhone die API Standard deaktiviert, und von alleine aktiviert sie s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ch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Peschau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ieder ein Moment, in dem ich all die armen "Wischhandyopfer" nur milde belächeln kan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xi Schu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keine App nur das API framework damit es mit Google funktioniert. Wenn man rein geht steh e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s. Man extra eine app runter laden muss dass es funktion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3837857709617981&amp;set=a.113338075403315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5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Kar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Hauptsache Facebook am Hand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All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handelt sich dabei um eine freigeschaltenen Funktion (Schnittstelle, API), die im Rahmen e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riebssystem-Updates integriert wurde. Dabei haben Apple und Google entsprech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ammengearbeitet, um Geräteübergreifend funktionieren zu können (also nicht nur zwischen Ap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zw. zwischen Andoid Smartphones). Das ist die Basis, damit Apps die die Coroan-App vom Ro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euz sich miteinander austauschen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App wurde im Übrigen von anerkannten Datenschützern als "gut gemacht" qualifizier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andere bleibt natürlich jedem selbst überla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Wie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es schon wieda deaktivi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Vaupotic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Köpp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3837857709617981&amp;set=a.113338075403315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/>
          <table:table-cell table:style-name="ce7" table:formula="of:=COUNTIF([.C$1:.C$1048576];&quot;X&quot;)" office:value-type="float" office:value="2" calcext:value-type="float">
            <text:p>2</text:p>
          </table:table-cell>
          <table:table-cell table:style-name="ce7" table:formula="of:=COUNTIF([.D$1:.D$1048576];&quot;X&quot;)" office:value-type="float" office:value="7" calcext:value-type="float">
            <text:p>7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4" calcext:value-type="float">
            <text:p>4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number-columns-repeated="2"/>
          <table:table-cell/>
          <table:table-cell table:style-name="ce7"/>
          <table:table-cell table:formula="of:=SUM(;[.C196];[.D196];[.F196])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7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5:43:40.81632565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5:47:48.962815507</dc:date>
    <meta:editing-duration>PT4M6S</meta:editing-duration>
    <meta:editing-cycles>3</meta:editing-cycles>
    <meta:document-statistic meta:table-count="1" meta:cell-count="149" meta:object-count="0"/>
  </office:meta>
</office:document-meta>
</file>